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100000B05000005117C833063.wmf"/>
  <manifest:file-entry manifest:media-type="" manifest:full-path="Pictures/2000003F00000B040000049F69BDAB3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text-align="start" style:justify-single-word="false"/>
    </style:style>
    <style:style style:name="P7" style:family="paragraph" style:parent-style-name="Text_20_body" style:list-style-name="L3">
      <style:paragraph-properties fo:text-align="start" style:justify-single-word="false"/>
    </style:style>
    <style:style style:name="P8" style:family="paragraph" style:parent-style-name="Text_20_body" style:list-style-name="L3">
      <style:paragraph-properties fo:text-align="start" style:justify-single-word="false"/>
    </style:style>
    <style:style style:name="P9" style:family="paragraph" style:parent-style-name="Text_20_body" style:list-style-name="L3">
      <style:paragraph-properties fo:text-align="start" style:justify-single-word="false"/>
    </style:style>
    <style:style style:name="P10" style:family="paragraph" style:parent-style-name="Text_20_body" style:list-style-name="L3">
      <style:paragraph-properties fo:text-align="start" style:justify-single-word="false"/>
    </style:style>
    <style:style style:name="P11" style:family="paragraph" style:parent-style-name="Text_20_body" style:list-style-name="L4">
      <style:paragraph-properties fo:text-align="start" style:justify-single-word="false"/>
    </style:style>
    <style:style style:name="P12" style:family="paragraph" style:parent-style-name="Text_20_body" style:list-style-name="L5">
      <style:paragraph-properties fo:text-align="start" style:justify-single-word="false"/>
    </style:style>
    <style:style style:name="P13" style:family="paragraph" style:parent-style-name="Text_20_body" style:list-style-name="L5">
      <style:paragraph-properties fo:text-align="start" style:justify-single-word="false"/>
    </style:style>
    <style:style style:name="P14" style:family="paragraph" style:parent-style-name="Text_20_body" style:list-style-name="L5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ort dát</text:h>
      <text:h text:style-name="Heading_20_2" text:outline-level="2">Analýza</text:h>
      <text:p text:style-name="Text_20_body">Úlohou importu dát je zabezpečiť získanie informácií o absolventoch z existujúcich fakultných systémov.</text:p>
      <text:p text:style-name="Text_20_body">Zo systému je vhodné získať nasledujúce informácie:</text:p>
      <text:list text:style-name="L1">
        <text:list-item>
          <text:p text:style-name="P3">prihlasovacie údaje</text:p>
        </text:list-item>
        <text:list-item>
          <text:p text:style-name="P3">osobné údaje – evidované v systéme AIS</text:p>
        </text:list-item>
        <text:list-item>
          <text:p text:style-name="P3">informácie o záverečných prácach a záverečné práce v elektronickej podobe – evidované v systéme YonBan</text:p>
        </text:list-item>
      </text:list>
      <text:h text:style-name="Heading_20_2" text:outline-level="2">Špecifikácia</text:h>
      <text:p text:style-name="Text_20_body">Požiadavky na import dát sú znázornené modelom prípadov použitia na obrázku číslo XX.</text:p>
      <text:p text:style-name="Text_20_body"/>
      <text:p text:style-name="P1"><draw:frame draw:style-name="fr1" draw:name="obrázky1" text:anchor-type="paragraph" svg:width="7.999cm" svg:height="3.33cm" draw:z-index="0"><draw:image xlink:href="Pictures/2000003F00000B040000049F69BDAB3B.wmf" xlink:type="simple" xlink:show="embed" xlink:actuate="onLoad"/></draw:frame>Obrázok XX. Model prípadov použitia modulu Import dát.</text:p>
      <text:p text:style-name="P2"/>
      <text:p text:style-name="P2">Hráči:</text:p>
      <text:list text:style-name="L2">
        <text:list-item>
          <text:p text:style-name="P6">Správca – správca obsahu, ktorý uskutočňuje import dát z fakultných informačných systémov</text:p>
        </text:list-item>
      </text:list>
      <text:p text:style-name="P2"/>
      <text:p text:style-name="P2">Prípady použitia:</text:p>
      <text:list text:style-name="L3">
        <text:list-item>
          <text:p text:style-name="P7">Import – predstavuje všeobecný prípad importu, zahŕňa import z AIS, z YonBanu a import používateľských kont</text:p>
        </text:list-item>
        <text:list-item>
          <text:p text:style-name="P7">Import z AIS – importujú sa osobné dáta absolventov</text:p>
        </text:list-item>
        <text:list-item>
          <text:p text:style-name="P7">Import z YonBanu – importujú sa dáta o záverečných prácach</text:p>
        </text:list-item>
        <text:list-item>
          <text:p text:style-name="P7">Import používateľských kont – importujú sa prihlasovacie mená a heslá absolventov</text:p>
        </text:list-item>
      </text:list>
      <text:h text:style-name="Heading_20_2" text:outline-level="2">Návrh</text:h>
      <text:p text:style-name="Text_20_body"/>
      <text:h text:style-name="Heading_20_1" text:outline-level="1"><text:soft-page-break/>Export dát</text:h>
      <text:h text:style-name="Heading_20_2" text:outline-level="2">Analýza</text:h>
      <text:p text:style-name="Text_20_body">Export dát má zabezpečiť extrahovanie dát o absolventoch z databázy do želaného formátu pre ďalšie spracovanie dát fakultou. Táto časť systému má byť modulárna a má zabezpečiť export do rôznych formátov prostredníctvom modulov.</text:p>
      <text:h text:style-name="Heading_20_2" text:outline-level="2">Špecifikácia</text:h>
      <text:p text:style-name="Text_20_body">Špeciálnou požiadavkou na funkcionalitu exportu zo strany fakulta je export do formátov xls a pdf.</text:p>
      <text:p text:style-name="Text_20_body">Požiadavky na import dát sú znázornené modelom prípadov použitia na obrázku číslo XX.</text:p>
      <text:p text:style-name="Text_20_body"/>
      <text:p text:style-name="P1"><draw:frame draw:style-name="fr1" draw:name="obrázky2" text:anchor-type="paragraph" svg:width="7.999cm" svg:height="3.48cm" draw:z-index="1"><draw:image xlink:href="Pictures/2000004100000B05000005117C833063.wmf" xlink:type="simple" xlink:show="embed" xlink:actuate="onLoad"/></draw:frame>Obrázok XX. Model prípadov použitia modulu Import dát.</text:p>
      <text:p text:style-name="P2"/>
      <text:p text:style-name="P2">Hráči:</text:p>
      <text:list text:style-name="L4">
        <text:list-item>
          <text:p text:style-name="P11">Používateľ – predstavuje všeobecného používateľa systému, pričom rôznym kategóriám používateľom sú dáta exportované v rôznom rozsahu v závislosti od oprávnenia</text:p>
        </text:list-item>
      </text:list>
      <text:p text:style-name="P2">Prípady použitia:</text:p>
      <text:list text:style-name="L5">
        <text:list-item>
          <text:p text:style-name="P12">Export dát – všeobecný prípad exportu, predstavuje rozhranie pre exportné moduly</text:p>
        </text:list-item>
        <text:list-item>
          <text:p text:style-name="P12">Export do XLS – export dát do excelovského formátu XLS</text:p>
        </text:list-item>
        <text:list-item>
          <text:p text:style-name="P12">Export do PDF – export zoznamu absolventov do PDF</text:p>
        </text:list-item>
      </text:list>
      <text:h text:style-name="Heading_20_2" text:outline-level="2">Návrh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10T00:08:33</meta:creation-date>
    <dc:date>2007-11-10T00:13:42</dc:date>
    <meta:editing-cycles>2</meta:editing-cycles>
    <meta:editing-duration>PT5M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32" meta:word-count="247" meta:character-count="1758"/>
  </office:meta>
</office:document-meta>
</file>